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Map.la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Map.AbstractLinked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AbstractLinkedMap( int initial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entryAfter( Link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Map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nkedMap.addEntry( HashEntry entry , int hash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inkedMap.createEntrySet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Map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kMapIterator.LinkMapIterator( AbstractLink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removeEntry( HashEntry entry , int hashIndex , HashEntry previ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Map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nkedMap.getEntry(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inkIterator.previousEnt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Map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map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Map.previous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Map.entryBefore( Link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Iterator.curren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Iterator.nextEnt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LinkedMap.fir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Map.AbstractLinked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Iterator.KeySetIterator( AbstractLink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MapItera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ntry.LinkEntry( HashEntry next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createEntry( HashEntry next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EntrySetIterator( AbstractLink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createKeySet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AbstractLinkedMap( int initialCapacity , float loadFactor , int 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edMap.orderedMap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Iterator.LinkIterator( AbstractLink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Set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Map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nkedMap.createValues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edMap.containsValu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uesIterator.ValuesIterator( AbstractLink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AbstractLink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edMap.next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